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40000000CA4A0A8B7.gif"/>
  <manifest:file-entry manifest:media-type="image/gif" manifest:full-path="Pictures/1000000000000280000000052876A81A.gif"/>
  <manifest:file-entry manifest:media-type="image/gif" manifest:full-path="Pictures/100000000000028000000008999398C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Text_20_body">
      <style:paragraph-properties fo:margin-left="0cm" fo:margin-right="0cm" fo:text-align="justify" style:justify-single-word="false" fo:text-indent="0.97cm" style:auto-text-indent="false"/>
    </style:style>
    <style:style style:name="P7" style:family="paragraph" style:parent-style-name="Level_20_3">
      <style:paragraph-properties fo:margin-left="0cm" fo:margin-right="0cm" fo:text-indent="0.97cm" style:auto-text-indent="false"/>
    </style:style>
    <style:style style:name="P8" style:family="paragraph" style:parent-style-name="Standard">
      <style:paragraph-properties fo:margin-left="0cm" fo:margin-right="0cm" fo:text-indent="0.926cm" style:auto-text-indent="false"/>
    </style:style>
    <style:style style:name="P9" style:family="paragraph" style:parent-style-name="Text_20_body">
      <style:paragraph-properties fo:margin-left="0cm" fo:margin-right="0cm" fo:text-align="justify" style:justify-single-word="false" fo:text-indent="0.926cm" style:auto-text-indent="false"/>
    </style:style>
    <style:style style:name="P10" style:family="paragraph" style:parent-style-name="Level_20_3">
      <style:paragraph-properties fo:margin-left="0cm" fo:margin-right="0cm" fo:text-indent="1.014cm" style:auto-text-indent="false"/>
    </style:style>
    <style:style style:name="P11" style:family="paragraph" style:parent-style-name="Level_20_3">
      <style:paragraph-properties fo:margin-left="0cm" fo:margin-right="0cm" fo:text-align="justify" style:justify-single-word="false" fo:text-indent="1.014cm" style:auto-text-indent="false"/>
    </style:style>
    <style:style style:name="P12"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indent="1.037cm" style:auto-text-indent="false"/>
    </style:style>
    <style:style style:name="P15" style:family="paragraph" style:parent-style-name="Standard">
      <style:paragraph-properties fo:margin-left="0cm" fo:margin-right="0cm" fo:text-align="justify" style:justify-single-word="false" fo:text-indent="1.037cm" style:auto-text-indent="false"/>
    </style:style>
    <style:style style:name="P16" style:family="paragraph" style:parent-style-name="Text_20_body">
      <style:paragraph-properties fo:margin-left="0cm" fo:margin-right="0cm" fo:text-indent="0.993cm" style:auto-text-indent="false"/>
    </style:style>
    <style:style style:name="P17" style:family="paragraph" style:parent-style-name="Text_20_body">
      <style:paragraph-properties fo:margin-left="0cm" fo:margin-right="0cm" fo:text-align="justify" style:justify-single-word="false" fo:text-indent="0.993cm" style:auto-text-indent="false"/>
    </style:style>
    <style:style style:name="P18" style:family="paragraph" style:parent-style-name="Text_20_body">
      <style:paragraph-properties fo:margin-left="0cm" fo:margin-right="0cm" fo:text-align="justify" style:justify-single-word="false" fo:text-indent="0.993cm" style:auto-text-indent="false"/>
      <style:text-properties style:font-name="Cambria"/>
    </style:style>
    <style:style style:name="P19" style:family="paragraph" style:parent-style-name="Text_20_body">
      <style:paragraph-properties fo:margin-left="0cm" fo:margin-right="0cm" fo:text-align="justify" style:justify-single-word="false" fo:text-indent="0.993cm" style:auto-text-indent="false"/>
      <style:text-properties fo:text-shadow="1pt 1pt"/>
    </style:style>
    <style:style style:name="P20" style:family="paragraph" style:parent-style-name="Text_20_body">
      <style:paragraph-properties fo:margin-left="0cm" fo:margin-right="0cm" fo:text-align="justify" style:justify-single-word="false" fo:text-indent="1cm" style:auto-text-indent="false"/>
      <style:text-properties style:font-name="Cambria"/>
    </style:style>
    <style:style style:name="P21" style:family="paragraph" style:parent-style-name="Poem_20_Author">
      <style:text-properties fo:font-style="normal" fo:font-weight="normal" style:font-style-asian="normal" style:font-weight-asian="normal" style:font-style-complex="normal" style:font-weight-complex="normal"/>
    </style:style>
    <style:style style:name="P22" style:family="paragraph" style:parent-style-name="Cite">
      <style:paragraph-properties fo:text-align="justify" style:justify-single-word="false"/>
    </style:style>
    <style:style style:name="P23" style:family="paragraph" style:parent-style-name="Cite">
      <style:text-properties fo:font-weight="normal" style:font-weight-asian="normal" style:font-weight-complex="normal"/>
    </style:style>
    <style:style style:name="P24" style:family="paragraph" style:parent-style-name="Level_20_3">
      <style:text-properties fo:font-size="18pt" style:font-size-asian="18pt" style:font-size-complex="18pt"/>
    </style:style>
    <style:style style:name="P25" style:family="paragraph" style:parent-style-name="Level_20_3">
      <style:text-properties fo:font-weight="normal" style:font-weight-asian="normal" style:font-weight-complex="normal"/>
    </style:style>
    <style:style style:name="P26" style:family="paragraph" style:parent-style-name="Level_20_3">
      <style:text-properties fo:font-style="normal" fo:font-weight="normal" style:font-style-asian="normal" style:font-weight-asian="normal" style:font-style-complex="normal" style:font-weight-complex="normal"/>
    </style:style>
    <style:style style:name="P27" style:family="paragraph" style:parent-style-name="Level_20_3">
      <style:paragraph-properties fo:text-align="justify" style:justify-single-word="false"/>
    </style:style>
    <style:style style:name="P28" style:family="paragraph" style:parent-style-name="Cite_20_Author">
      <style:text-properties fo:font-weight="normal" style:font-weight-asian="normal" style:font-weight-complex="normal"/>
    </style:style>
    <style:style style:name="P29" style:family="paragraph" style:parent-style-name="Cite_20_Author">
      <style:text-properties fo:font-style="normal" fo:font-weight="normal" style:font-style-asian="normal" style:font-weight-asian="normal" style:font-style-complex="normal" style:font-weight-complex="normal"/>
    </style:style>
    <style:style style:name="P30" style:family="paragraph" style:parent-style-name="Frame_20_contents">
      <style:paragraph-properties fo:text-align="justify" style:justify-single-word="false"/>
      <style:text-properties fo:font-size="10pt" style:font-size-asian="12pt" style:font-size-complex="12pt"/>
    </style:style>
    <style:style style:name="P31" style:family="paragraph" style:parent-style-name="Frame_20_contents">
      <style:paragraph-properties fo:text-align="justify" style:justify-single-word="false"/>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center" style:justify-single-word="false"/>
      <style:text-properties fo:color="#ff0000"/>
    </style:style>
    <style:style style:name="P36" style:family="paragraph" style:parent-style-name="Table_20_Contents">
      <style:paragraph-properties fo:text-align="justify" style:justify-single-word="false"/>
      <style:text-properties fo:color="#ff0000"/>
    </style:style>
    <style:style style:name="P37" style:family="paragraph" style:parent-style-name="Table_20_Contents">
      <style:paragraph-properties fo:text-align="justify" style:justify-single-word="false" fo:background-color="#ccccff">
        <style:background-image/>
      </style:paragraph-properties>
    </style:style>
    <style:style style:name="P38" style:family="paragraph" style:parent-style-name="Table_20_Contents">
      <style:paragraph-properties fo:text-align="center" style:justify-single-word="false" fo:background-color="#ccccff">
        <style:background-image/>
      </style:paragraph-properties>
    </style:style>
    <style:style style:name="P39" style:family="paragraph" style:parent-style-name="Table_20_Contents">
      <style:paragraph-properties fo:text-align="end" style:justify-single-word="false" fo:background-color="#ccccff">
        <style:background-image/>
      </style:paragraph-properties>
    </style:style>
    <style:style style:name="P40" style:family="paragraph" style:parent-style-name="Table_20_Contents">
      <style:paragraph-properties fo:text-align="justify" style:justify-single-word="false" fo:background-color="#ccccff">
        <style:background-image/>
      </style:paragraph-properties>
      <style:text-properties fo:color="#ff0000"/>
    </style:style>
    <style:style style:name="P41" style:family="paragraph" style:parent-style-name="Standard">
      <style:paragraph-properties fo:margin-left="0cm" fo:margin-right="0cm" fo:text-align="justify" style:justify-single-word="false" fo:text-indent="1.058cm" style:auto-text-indent="false"/>
    </style:style>
    <style:style style:name="P42" style:family="paragraph" style:parent-style-name="Standard">
      <style:paragraph-properties fo:margin-left="0cm" fo:margin-right="0cm" fo:text-align="justify" style:justify-single-word="false" fo:text-indent="0.914cm" style:auto-text-indent="false"/>
    </style:style>
    <style:style style:name="P43" style:family="paragraph" style:parent-style-name="Standard">
      <style:paragraph-properties fo:margin-left="0cm" fo:margin-right="0cm" fo:text-align="justify" style:justify-single-word="false" fo:text-indent="0.986cm" style:auto-text-indent="false"/>
    </style:style>
    <style:style style:name="P44" style:family="paragraph" style:parent-style-name="Standard">
      <style:paragraph-properties fo:margin-left="0cm" fo:margin-right="0cm" fo:text-align="justify" style:justify-single-word="false" fo:text-indent="1.034cm" style:auto-text-indent="false"/>
    </style:style>
    <style:style style:name="P45" style:family="paragraph" style:parent-style-name="Standard">
      <style:paragraph-properties fo:margin-left="0cm" fo:margin-right="0cm" fo:text-align="justify" style:justify-single-word="false" fo:text-indent="0.891cm" style:auto-text-indent="false"/>
    </style:style>
    <style:style style:name="P46" style:family="paragraph" style:parent-style-name="Standard">
      <style:paragraph-properties fo:margin-left="0cm" fo:margin-right="0cm" fo:text-indent="0.938cm" style:auto-text-indent="false"/>
    </style:style>
    <style:style style:name="P47" style:family="paragraph" style:parent-style-name="Cite">
      <style:text-properties fo:font-style="italic" style:font-style-asian="italic" style:font-style-complex="italic"/>
    </style:style>
    <style:style style:name="P48"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49"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50"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outline="true"/>
    </style:style>
    <style:style style:name="T17" style:family="text">
      <style:text-properties style:text-outline="true" fo:font-size="12pt"/>
    </style:style>
    <style:style style:name="T18" style:family="text">
      <style:text-properties style:text-outline="true" fo:font-weight="normal" style:font-weight-asian="normal" style:font-weight-complex="normal"/>
    </style:style>
    <style:style style:name="T19" style:family="text">
      <style:text-properties style:text-outline="true" fo:font-style="italic" fo:font-weight="normal" style:font-style-asian="italic" style:font-weight-asian="normal" style:font-style-complex="italic" style:font-weight-complex="normal"/>
    </style:style>
    <style:style style:name="T20" style:family="text">
      <style:text-properties style:text-line-through-style="solid"/>
    </style:style>
    <style:style style:name="T21" style:family="text">
      <style:text-properties style:text-line-through-style="solid" fo:font-weight="normal" style:font-weight-asian="normal" style:font-weight-complex="normal"/>
    </style:style>
    <style:style style:name="T22" style:family="text">
      <style:text-properties style:text-line-through-style="solid" fo:font-style="italic" fo:font-weight="normal" style:font-style-asian="italic" style:font-weight-asian="normal" style:font-style-complex="italic" style:font-weight-complex="normal"/>
    </style:style>
    <style:style style:name="T23" style:family="text">
      <style:text-properties fo:color="#008080" fo:font-size="12pt"/>
    </style:style>
    <style:style style:name="T24" style:family="text">
      <style:text-properties fo:color="#008080" fo:font-size="12pt" fo:language="en" fo:country="US"/>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color="#ff0000" fo:background-color="transparent"/>
    </style:style>
    <style:style style:name="T28" style:family="text">
      <style:text-properties style:use-window-font-color="true" fo:background-color="transparent"/>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text:bookmark text:name="bBookTitle"/><text:note text:id="ftn1" text:note-class="footnote"><text:note-citation>1</text:note-citation><text:note-body>
      <text:p text:style-name="Footnote">Сноска, которая находится в <text:span text:style-name="T2">начале</text:span> абзаца и в <text:span text:style-name="T2">начале</text:span> слова.</text:p></text:note-body></text:note>Тест конвертера ExportToFB21<text:note text:id="ftn2" text:note-class="footnote"><text:note-citation>2</text:note-citation><text:note-body>
      <text:p text:style-name="Footnote">Сноска, которая находится в <text:span text:style-name="T2">конце</text:span> абзаца и в <text:span text:style-name="T2">конце</text:span> слова.</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сносок</text:span> и <text:span text:style-name="T1">гиперссылок</text:span>.</text:p>
      <text:p text:style-name="Annotation">3. Экспорт <text:span text:style-name="T1">стилей</text:span> абзацев, аннотаций, эпиграфов, цитат, поэм, заголовков, <text:s/>подзаголовков.</text:p>
      <text:p text:style-name="Annotation">4. <text:s/>Экспорт <text:span text:style-name="T1">стилей</text:span> авторов цитат, авторов поем, авторов эпиграфов.</text:p>
      <text:p text:style-name="Annotation">5. <text:s/>Экспорт <text:span text:style-name="T1">стилей</text:span> текста сносок.</text:p>
      <text:p text:style-name="Annotation">6. Обработка «проблемных» символов (&lt;, &gt;, &amp;). Если они есть в тексте — книга не проходит валидацию!</text:p>
      <text:p text:style-name="Annotation">7. Экспорт <text:span text:style-name="T1">таблиц</text:span></text:p>
      <text:p text:style-name="Annotation">8. Экспорт <text:span text:style-name="T1">тегов</text:span> картинок (без экспорта самих картинок)</text:p>
      <text:p text:style-name="Annotation">9. Экспорт <text:span text:style-name="T1">текстовой врезки</text:span>, в виде текста, таблицы или цитаты.</text:p>
      <text:p text:style-name="Annotation">10. Экспорт <text:span text:style-name="T1">текстовых полей</text:span>.</text:p>
      <text:p text:style-name="Annotation">11.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2.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данных документ показывает <text:span text:style-name="T1">правильное расположение</text:span> аннотаций, эпиграфов и т.д.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азы определенного стиля!</text:p>
      <text:p text:style-name="Level_20_1"><text:soft-page-break/>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5">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8">
     <draw:text-box fo:min-height="0.954cm">
      <text:p text:style-name="P31">1 строка врезки</text:p>
      <text:p text:style-name="P31">2 строка врезки</text:p>
     </draw:text-box>
    </draw:frame>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32">1:1</text:p>
          </table:table-cell>
          <table:table-cell table:style-name="Таблица1.B1" office:value-type="string">
            <text:p text:style-name="P32">1:2</text:p>
          </table:table-cell>
        </table:table-row>
        <table:table-row>
          <table:table-cell table:style-name="Таблица1.A2" office:value-type="string">
            <text:p text:style-name="P32">2:1</text:p>
          </table:table-cell>
          <table:table-cell table:style-name="Таблица1.B2" office:value-type="string">
            <text:p text:style-name="P32">2:2</text:p>
          </table:table-cell>
        </table:table-row>
      </table:table>
      <text:p text:style-name="Standard">И картинку:</text:p>
      <text:p text:style-name="Level_20_3"><draw:frame draw:style-name="fr5" draw:name="Графический объект4" text:anchor-type="paragraph" svg:x="0.081cm" svg:y="0.011cm" svg:width="16.933cm" svg:height="0.132cm" draw:z-index="10"><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43">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43">2. По схеме FictionBook <text:span text:style-name="T2">абсолютно все элементы </text:span>между уровнями <text:span text:style-name="T2">одного</text:span> <text:soft-page-break/>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8">Заголовок 1:1</text:p>
            </table:table-cell>
            <table:table-cell table:style-name="Таблица2.B1" office:value-type="string">
              <text:p text:style-name="P38">Заголовок 1:2</text:p>
            </table:table-cell>
          </table:table-row>
        </table:table-header-rows>
        <table:table-row>
          <table:table-cell table:style-name="Таблица2.A2" office:value-type="string">
            <text:p text:style-name="P32">2:1</text:p>
          </table:table-cell>
          <table:table-cell table:style-name="Таблица2.B2" office:value-type="string">
            <text:p text:style-name="P32">2:2</text:p>
          </table:table-cell>
        </table:table-row>
      </table:table>
      <text:p text:style-name="P4">И картинку:</text:p>
      <text:p text:style-name="Level_20_3"><draw:frame draw:style-name="fr5" draw:name="Графический объект3" text:anchor-type="paragraph" svg:x="1.558cm" svg:y="0.065cm" svg:width="14.076cm" svg:height="0.318cm" draw:z-index="9"><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3">Тенью</text:span><text:span text:style-name="T5">, </text:span><text:span text:style-name="T23">Контуром</text:span><text:span text:style-name="T5"> или </text:span><text:span text:style-name="T8">символьным</text:span><text:span text:style-name="T5"> стилем «</text:span><text:span text:style-name="T24">code</text:span><text:span text:style-name="T5">».</text:span></text:p>
      <text:p text:style-name="P24"><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24">«Форматирование» Контуром</text:p>
      <text:p text:style-name="P5"><text:span text:style-name="T5">Это </text:span><text:span text:style-name="T17">слово</text:span><text:span text:style-name="T5"> для представления в fb2 файле в виде «code» отформатирован «Контуром».</text:span></text:p>
      <text:p text:style-name="P24">«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48">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text:soft-page-break/>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7">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text:soft-page-break/>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2">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19">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1">Автор Стиха</text:p>
      <text:p text:style-name="Level_20_3">3.3.3. Конвертирование Стихов «по-разному»</text:p>
      <text:p text:style-name="P14">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5"/>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5">«Секрет» этого — между четверостишиями пустая строка со стилем Poem. <text:span text:style-name="T1">Работает и с включенной опцией «Удалять пустые абзацы»</text:span>!</text:p>
      <text:p text:style-name="P15"/>
      <text:p text:style-name="SubTitle">Пример стихов, где каждое четверостишие — это отдельная поэма</text:p>
      <text:p text:style-name="Poem">1-е четверостишие</text:p>
      <text:p text:style-name="P15"/>
      <text:p text:style-name="Poem">1-е четверостишие</text:p>
      <text:p text:style-name="P15"><text:soft-page-break/></text:p>
      <text:p text:style-name="Poem">1-е четверостишие</text:p>
      <text:p text:style-name="P15">«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2"><text:span text:style-name="T1">Цитата</text:span>, которая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5">2-й </text:span><text:span text:style-name="T1">Автор</text:span><text:span text:style-name="T25"> </text:span><text:span text:style-name="T3">Цитаты</text:span><text:span text:style-name="T25">, который содержит </text:span><text:span text:style-name="T1">полужирный</text:span><text:span text:style-name="T25"> текст, </text:span><text:span text:style-name="T3">курсивный</text:span><text:span text:style-name="T25"> текст, </text:span><text:span text:style-name="T21">зачеркнутый</text:span><text:span text:style-name="T25"> текст, текст в </text:span><text:span text:style-name="T14">нижнем</text:span><text:span text:style-name="T25"> индексе, текст в </text:span><text:span text:style-name="T11">верхнем</text:span><text:span text:style-name="T25"> индексе, <text:s/>текст, оформленный стилем </text:span><text:span text:style-name="T18">code</text:span><text:span text:style-name="T25">, </text:span><text:a xlink:type="simple" xlink:href="http://www.gribuser.ru/"><text:span text:style-name="T25">гиперссылку</text:span></text:a><text:span text:style-name="T25"> на web страничку, </text:span><text:a xlink:type="simple" xlink:href="#bBookTitle"><text:span text:style-name="T25">переход</text:span></text:a><text:span text:style-name="T25"> на любое место документа (в данном случае — на название документа).</text:span></text:p>
      <text:p text:style-name="P25">3.4.2. Цитата с Подзаголовком</text:p>
      <text:p text:style-name="Cite_20_SubTitle">Подзаголовок Цитаты</text:p>
      <text:p text:style-name="P22">Цитата</text:p>
      <text:p text:style-name="Cite_20_SubTitle">Еще один Подзаголовок Цитаты</text:p>
      <text:p text:style-name="Cite">Еще одна Цитата</text:p>
      <text:p text:style-name="Cite"/>
      <text:p text:style-name="Cite">Еще одна Цитата</text:p>
      <text:p text:style-name="P29">Автор Цитаты</text:p>
      <text:p text:style-name="P26">3.4.3. Несколько Цитат, расположенных одна за другой</text:p>
      <text:p text:style-name="P12">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text:soft-page-break/>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0">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3">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8">Конвертер пока не может экспортировать сами Картинки. Экспортируются только их теги.</text:p>
      <text:p text:style-name="P9">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ext:soft-page-break/>«title». ».</text:p>
      <text:p text:style-name="P20">Всего существует 4 вида «привязок» картинок:</text:p>
      <text:p text:style-name="P20">1. К странице.</text:p>
      <text:p text:style-name="P20">2. К абзацу.</text:p>
      <text:p text:style-name="P20">3. К символу.</text:p>
      <text:p text:style-name="P20">4. Как символ - «Буквицы (символьные, inline картинки)».</text:p>
      <text:p text:style-name="P18">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18"><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6" draw:name="Графический объект1" text:anchor-type="paragraph" svg:width="14.076cm" svg:height="0.318cm" draw:z-index="4"><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7" draw:name="Графический объект2" text:anchor-type="char" svg:width="14.173cm" svg:height="0.212cm" draw:z-index="7"><draw:image xlink:href="Pictures/100000000000028000000008999398C9.gif" xlink:type="simple" xlink:show="embed" xlink:actuate="onLoad"/>
    </draw:frame></text:p>
      <text:p text:style-name="Level_20_3">3.8.2. Картинка — Буквица (символьная) — привязка «как символ»</text:p>
      <text:p text:style-name="P16">Буквица (inline картинка) может находиться в разных местах абзаца. Например:</text:p>
      <text:p text:style-name="P16"><draw:frame draw:style-name="fr8" draw:name="1- Графический объект5" text:anchor-type="as-char" svg:y="-0.661cm" svg:width="0.635cm" svg:height="0.635cm" draw:z-index="0"><draw:image/>
    </draw:frame>нажмите на кнопку: <draw:frame draw:style-name="fr9" draw:name="2 - Графический объект4" text:anchor-type="as-char" svg:y="-0.423cm" svg:width="0.635cm" svg:height="0.635cm" draw:z-index="1"><draw:image/>
    </draw:frame>, потом на :<draw:frame draw:style-name="fr10" draw:name="3 - Графический объект1" text:anchor-type="as-char" svg:width="0.635cm" svg:height="0.635cm" draw:z-index="2"><draw:image/>
    </draw:frame></text:p>
      <text:p text:style-name="P17">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text:soft-page-break/>читалки и редакторы (пока) не поддерживают просмотр (редактирование) inline картинок. Так, что код можно проверить и в текстовом редакторе, он должен быть таким:</text:p>
      <text:p text:style-name="P19">&lt;p&gt;&lt;image l:href="#img_2"/&gt;нажмите на кнопку: &lt;image l:href="#img_3"/&gt; , потом на :&lt;image l:href="#img_4"/&gt;&lt;/p&gt;</text:p>
      <text:p text:style-name="Level_20_2">3.9. Таблица</text:p>
      <text:p text:style-name="Level_20_3">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38">Заголовок</text:p>
          </table:table-cell>
        </table:table-row>
        <table:table-row>
          <table:table-cell table:style-name="Таблица3.A2" office:value-type="string">
            <text:p text:style-name="P32">Строка 1</text:p>
          </table:table-cell>
        </table:table-row>
        <table:table-row>
          <table:table-cell table:style-name="Таблица3.A2" office:value-type="string">
            <text:p text:style-name="P32">Строка 2</text:p>
          </table:table-cell>
        </table:table-row>
        <table:table-row>
          <table:table-cell table:style-name="Таблица3.A2" office:value-type="string">
            <text:p text:style-name="P32">Строка 3</text:p>
          </table:table-cell>
        </table:table-row>
      </table:table>
      <text:p text:style-name="P27">2. Экспорт простой «прямоугольной» матрицы <text:s/>из нескольких строк и колонок, некоторые ячейки которой содержат несколько абзацев, в некоторые — пустые</text:p>
      <table:table table:name="Таблица4" table:style-name="Таблица4">
        <table:table-column table:style-name="Таблица4.A" table:number-columns-repeated="3"/>
        <table:table-header-rows>
          <table:table-row>
            <table:table-cell table:style-name="Таблица4.A1" office:value-type="string">
              <text:p text:style-name="P37">Заголовок 1:1(1 абзац)</text:p>
              <text:p text:style-name="P37">Заголовок 1:1(2 абзац)</text:p>
              <text:p text:style-name="P37">Заголовок 1:1(3 абзац)</text:p>
            </table:table-cell>
            <table:table-cell table:style-name="Таблица4.A1" office:value-type="string">
              <text:p text:style-name="P38"/>
            </table:table-cell>
            <table:table-cell table:style-name="Таблица4.C1" office:value-type="string">
              <text:p text:style-name="P39">Заголовок 1:3(всего 1 абзац)</text:p>
            </table:table-cell>
          </table:table-row>
        </table:table-header-rows>
        <table:table-row>
          <table:table-cell table:style-name="Таблица4.A2" office:value-type="string">
            <text:p text:style-name="P32"/>
          </table:table-cell>
          <table:table-cell table:style-name="Таблица4.A2" office:value-type="string">
            <text:p text:style-name="P33">2:1 (1 абзац)</text:p>
            <text:p text:style-name="P33">2:1 (2 абзац</text:p>
            <text:p text:style-name="P33">2:1 (3 абзац</text:p>
          </table:table-cell>
          <table:table-cell table:style-name="Таблица4.C2" office:value-type="string">
            <text:p text:style-name="P34"/>
          </table:table-cell>
        </table:table-row>
        <table:table-row>
          <table:table-cell table:style-name="Таблица4.A2" office:value-type="string">
            <text:p text:style-name="P32">3:1 (всего 1 абзац)</text:p>
          </table:table-cell>
          <table:table-cell table:style-name="Таблица4.A2" office:value-type="string">
            <text:p text:style-name="P33">3:2 (1 абзац)</text:p>
            <text:p text:style-name="P33">3:2 (2 абзац)</text:p>
          </table:table-cell>
          <table:table-cell table:style-name="Таблица4.C2" office:value-type="string">
            <text:p text:style-name="P34">3:3 (1 абзац)</text:p>
            <text:p text:style-name="P34">3:3 (2 абзац)</text:p>
            <text:p text:style-name="P34">3:3 (3 абзац)</text:p>
            <text:p text:style-name="P34">3:3 (4 абзац)</text:p>
          </table:table-cell>
        </table:table-row>
        <table:table-row>
          <table:table-cell table:style-name="Таблица4.A2" office:value-type="string">
            <text:p text:style-name="P32"/>
          </table:table-cell>
          <table:table-cell table:style-name="Таблица4.A2" office:value-type="string">
            <text:p text:style-name="P33"/>
          </table:table-cell>
          <table:table-cell table:style-name="Таблица4.C2" office:value-type="string">
            <text:p text:style-name="P34"/>
          </table:table-cell>
        </table:table-row>
        <table:table-row>
          <table:table-cell table:style-name="Таблица4.A2" office:value-type="string">
            <text:p text:style-name="P32">5:1 (1 абзац)</text:p>
            <text:p text:style-name="P32">5:1 (2 абзац)</text:p>
          </table:table-cell>
          <table:table-cell table:style-name="Таблица4.A2" office:value-type="string">
            <text:p text:style-name="P33"/>
          </table:table-cell>
          <table:table-cell table:style-name="Таблица4.C2" office:value-type="string">
            <text:p text:style-name="P34"/>
          </table:table-cell>
        </table:table-row>
        <table:table-row>
          <table:table-cell table:style-name="Таблица4.A2" office:value-type="string">
            <text:p text:style-name="P32"/>
          </table:table-cell>
          <table:table-cell table:style-name="Таблица4.A2" office:value-type="string">
            <text:p text:style-name="P33">&lt; 6:2 (1 абзац) &gt;</text:p>
          </table:table-cell>
          <table:table-cell table:style-name="Таблица4.C2" office:value-type="string">
            <text:p text:style-name="P34"/>
          </table:table-cell>
        </table:table-row>
      </table:table>
      <text:p text:style-name="P27"><text:soft-page-break/>3. Экспорт простой «прямоугольной» матрицы <text:s/>из нескольких строк и колонок, некоторые ячейки которой заблокированы</text:p>
      <text:p text:style-name="P44">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7">красным цветом</text:span><text:span text:style-name="T28">.</text:span></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40">Заголовок 1:1(1 абзац)</text:p>
              <text:p text:style-name="P40">Заголовок 1:1(2 абзац)</text:p>
              <text:p text:style-name="P40">Заголовок 1:1(3 абзац)</text:p>
            </table:table-cell>
            <table:table-cell table:style-name="Таблица5.A1" office:value-type="string">
              <text:p text:style-name="P38"/>
            </table:table-cell>
            <table:table-cell table:style-name="Таблица5.C1" office:value-type="string">
              <text:p text:style-name="P39">Заголовок 1:3(всего 1 абзац)</text:p>
            </table:table-cell>
          </table:table-row>
        </table:table-header-rows>
        <table:table-row>
          <table:table-cell table:style-name="Таблица5.A2" office:value-type="string">
            <text:p text:style-name="P32"/>
          </table:table-cell>
          <table:table-cell table:style-name="Таблица5.A2" office:value-type="string">
            <text:p text:style-name="P33">2:1 (1 абзац)</text:p>
            <text:p text:style-name="P33">2:1 (2 абзац</text:p>
            <text:p text:style-name="P33">2:1 (3 абзац</text:p>
          </table:table-cell>
          <table:table-cell table:style-name="Таблица5.C2" office:value-type="string">
            <text:p text:style-name="P34"/>
          </table:table-cell>
        </table:table-row>
        <table:table-row>
          <table:table-cell table:style-name="Таблица5.A2" office:value-type="string">
            <text:p text:style-name="P32">3:1 (всего 1 абзац)</text:p>
          </table:table-cell>
          <table:table-cell table:style-name="Таблица5.A2" office:value-type="string" table:protected="true">
            <text:p text:style-name="P35">3:2 (1 абзац)</text:p>
            <text:p text:style-name="P35">3:2 (2 абзац)</text:p>
          </table:table-cell>
          <table:table-cell table:style-name="Таблица5.C2" office:value-type="string">
            <text:p text:style-name="P34">3:3 (1 абзац)</text:p>
            <text:p text:style-name="P34">3:3 (2 абзац)</text:p>
            <text:p text:style-name="P34">3:3 (3 абзац)</text:p>
            <text:p text:style-name="P34">3:3 (4 абзац)</text:p>
          </table:table-cell>
        </table:table-row>
        <table:table-row>
          <table:table-cell table:style-name="Таблица5.A2" office:value-type="string">
            <text:p text:style-name="P32"/>
          </table:table-cell>
          <table:table-cell table:style-name="Таблица5.A2" office:value-type="string">
            <text:p text:style-name="P33"/>
          </table:table-cell>
          <table:table-cell table:style-name="Таблица5.C2" office:value-type="string">
            <text:p text:style-name="P34"/>
          </table:table-cell>
        </table:table-row>
        <table:table-row>
          <table:table-cell table:style-name="Таблица5.A2" office:value-type="string" table:protected="true">
            <text:p text:style-name="P36">5:1 (1 абзац)</text:p>
            <text:p text:style-name="P36">5:1 (2 абзац)</text:p>
          </table:table-cell>
          <table:table-cell table:style-name="Таблица5.A2" office:value-type="string">
            <text:p text:style-name="P33"/>
          </table:table-cell>
          <table:table-cell table:style-name="Таблица5.C2" office:value-type="string">
            <text:p text:style-name="P34"/>
          </table:table-cell>
        </table:table-row>
        <table:table-row>
          <table:table-cell table:style-name="Таблица5.A2" office:value-type="string">
            <text:p text:style-name="P32"/>
          </table:table-cell>
          <table:table-cell table:style-name="Таблица5.A2" office:value-type="string">
            <text:p text:style-name="P33">&lt; 6:2 (1 абзац) &gt;</text:p>
          </table:table-cell>
          <table:table-cell table:style-name="Таблица5.C2" office:value-type="string">
            <text:p text:style-name="P34"/>
          </table: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5">&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для наглядности, как &lt;Root&gt;.</text:span></text:p>
      <text:p text:style-name="P49"><text:soft-page-break/>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50">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5">&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5">&lt;1.1.&gt; </text:span><text:span text:style-name="T1">Подзаголовок</text:span><text:span text:style-name="T25"> </text:span><text:span text:style-name="T3">Стиха</text:span><text:span text:style-name="T25"> Эпиграфа &lt;Root&gt;</text:span></text:p>
      <text:p text:style-name="Poem"><text:span text:style-name="T25">&lt;1.1.&gt; </text:span><text:span text:style-name="T1">Стих</text:span> <text:span text:style-name="T2">Эпиграфа</text:span><text:span text:style-name="T26"> </text:span>&lt;Root&gt;.</text:p>
      <text:p text:style-name="Poem"><text:span text:style-name="T25">&lt;1.1.&gt; </text:span>Еще один <text:span text:style-name="T1">Стих</text:span> Эпиграфа &lt;Root&gt;.</text:p>
      <text:p text:style-name="Poem_20_Author"><text:span text:style-name="T25">&lt;1.1.&gt; </text:span><text:span text:style-name="T1">Автор</text:span><text:span text:style-name="T25"> </text:span><text:span text:style-name="T3">Стиха</text:span><text:span text:style-name="T25"> </text:span>Эпиграфа</text:p>
      <text:p text:style-name="Epigraph"/>
      <text:p text:style-name="Cite_20_SubTitle"><text:bookmark text:name="bCiteEpigSubTitle"/><text:span text:style-name="T25">&lt;3.1.&gt; </text:span><text:span text:style-name="T1">Подзаголовок</text:span> <text:span text:style-name="T2">Цитаты</text:span> Эпиграфа</text:p>
      <text:p text:style-name="P23"/>
      <text:p text:style-name="Cite"><text:span text:style-name="T25">&lt;3.1.&gt; </text:span><text:span text:style-name="T1">Цитата</text:span> Эпиграфа &lt;Root&gt;</text:p>
      <text:p text:style-name="Poem"><text:bookmark text:name="bPoemForCite"/>&lt;3.1.1&gt; Стих Цитаты &lt;3.1.&gt;</text:p>
      <text:p text:style-name="Poem_20_Author"><text:span text:style-name="T25">&lt;3.1.1.&gt; </text:span><text:span text:style-name="T1">Автор</text:span> <text:span text:style-name="T2">Стиха</text:span> Цитаты &lt;3.&gt;</text:p>
      <text:p text:style-name="Cite_20_Author"><text:span text:style-name="T25">&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text:soft-page-break/>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5">Это </text:span><text:span text:style-name="T1">Аннотация</text:span><text:span text:style-name="T25"> &lt;Root&gt;.</text:span></text:p>
      <text:p text:style-name="Annotation"><text:span text:style-name="T25">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5"> </text:span><text:span text:style-name="T3">Стиха</text:span><text:span text:style-name="T25">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28"><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41">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42">Эта Цитата содержит в себе 4 элемента: Подзаголовок, Пустую Строку, Поэму (с «ее» элементами), <text:s/>Автора Цитаты.</text:p>
      <text:p text:style-name="P22"><text:soft-page-break/><text:span text:style-name="T25">Это </text:span><text:span text:style-name="T1">Цитата</text:span><text:span text:style-name="T25"> &lt;Root&gt;.</text:span></text:p>
      <text:p text:style-name="Cite_20_SubTitle"><text:span text:style-name="T1">Подзаголовок</text:span> <text:span text:style-name="T2">Цитаты</text:span></text:p>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5"> </text:span><text:span text:style-name="T3">Стиха</text:span><text:span text:style-name="T25"> Цитаты</text:span></text:p>
      <text:p text:style-name="Cite_20_Author"><text:bookmark text:name="bACiteRoot"/><text:span text:style-name="T1">Автор</text:span> <text:span text:style-name="T2">Цитаты &lt;Root&gt;</text:span></text:p>
      <text:p text:style-name="P47">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5" text:note-class="footnote"><text:note-citation>5</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text:soft-page-break/>2. <text:span text:style-name="T2">Многоуровневая сложная книга</text:span> в тексте сноски<text:note text:id="ftn6" text:note-class="footnote"><text:note-citation>6</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Часть 5. Ссылки и переходы внутри документа</text:p>
      <text:p text:style-name="Level_20_2">Переход на Абзацы текста</text:p>
      <text:p text:style-name="P43">1. Ссылаться <text:span text:style-name="T1">на разные элементы структуры</text:span> текста (Цитаты, Поэмы, <text:soft-page-break/>Заголовок...) можно <text:span text:style-name="T1">из разных элементов структуры</text:span> текста (Автор Эпиграфа, Заголовок, Заголовок Поэмы...). </text:p>
      <text:p text:style-name="P43">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43">3. Переход из текста сноски есть — это сноска из заголовка «3.7. Сноска)». Перейдите по ней и опробуйте ссылку из нее на «Название Документа».</text:p>
      <text:p text:style-name="P43">4. Поэкспериментируйте.</text:p>
      <text:p text:style-name="Standard"/>
      <text:p text:style-name="P45"><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text:soft-page-break/>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46"><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5">&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43"><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text:soft-page-break/>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0"><draw:frame draw:style-name="fr2" draw:name="Врезка1" text:anchor-type="paragraph" svg:width="14.526cm" draw:z-index="3">
     <draw:text-box fo:min-height="0.845cm">
      <text:p text:style-name="P30">1-я строка текстовой врезки с привязкой к абзацу.</text:p>
      <text:p text:style-name="P30">1-я строка текстовой врезки с привязкой к абзацу.</text:p>
     </draw:text-box>
    </draw:frame>Привязка «к символу»</text:p>
      <text:p text:style-name="P11">Привязка «как символ»<draw:frame draw:style-name="fr3" draw:name="Врезка2" text:anchor-type="char" svg:width="14.526cm" draw:z-index="5">
     <draw:text-box fo:min-height="0.845cm">
      <text:p text:style-name="P30">1-я строка текстовой врезки с привязкой к символу.</text:p>
      <text:p text:style-name="P30">1-я строка текстовой врезки с привязкой к символу.</text:p>
     </draw:text-box>
    </draw:frame></text:p>
      <text:p text:style-name="P4"><draw:frame draw:style-name="fr4" draw:name="Врезка3" text:anchor-type="as-char" svg:width="14.526cm" draw:z-index="6">
     <draw:text-box fo:min-height="0.845cm">
      <text:p text:style-name="P30">1-я строка текстовой врезки с привязкой как символ.</text:p>
      <text:p text:style-name="P30">1-я строка текстовой врезки с привязкой как символ.</text:p>
     </draw:text-box>
    </draw:frame>Теперь текст...</text:p>
      <text:p text:style-name="Level_20_2">6.2. Текстовые поля</text:p>
      <text:p text:style-name="P6">Конвертер экспортирует и текстовые поля, вставленных из меню OOo Writer`а <text:s/><text:span text:style-name="T1">Вставка -&gt; Поля</text:span>. Пример: текстовое поле даты:</text:p>
      <text:p text:style-name="P6"><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7" text:note-class="footnote"><text:note-citation>7</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text:soft-page-break/>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06-26T18:31:33</dc:date>
    <meta:keyword>fb2 OOo</meta:keyword>
    <meta:editing-cycles>252</meta:editing-cycles>
    <meta:editing-duration>PT9H54M37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5" meta:image-count="7" meta:object-count="0" meta:page-count="18" meta:paragraph-count="416" meta:word-count="3158" meta:character-count="21597"/>
  </office:meta>
</office:document-meta>
</file>